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3*"/>
    </style:style>
    <style:style style:name="Tabla10.B" style:family="table-column">
      <style:table-column-properties style:column-width="15.492cm" style:rel-column-width="59722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/>
    </style:style>
    <style:style style:name="P3" style:family="paragraph" style:parent-style-name="Standard">
      <style:paragraph-properties fo:break-before="page"/>
      <style:text-properties officeooo:paragraph-rsid="001c18da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1c18da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1f6ef5" style:font-weight-asian="bold" style:font-weight-complex="bold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f6ef5" officeooo:paragraph-rsid="001f6ef5" style:font-weight-asian="bold" style:font-weight-complex="bold"/>
    </style:style>
    <style:style style:name="P9" style:family="paragraph" style:parent-style-name="Title" style:master-page-name="">
      <style:paragraph-properties style:page-number="auto"/>
      <style:text-properties fo:color="#3465a4" loext:opacity="100%" style:font-name="Liberation Sans" fo:font-size="28pt" fo:font-weight="bold" officeooo:rsid="002071c9" officeooo:paragraph-rsid="002071c9" style:font-name-asian="PingFang SC" style:font-size-asian="28pt" style:font-weight-asian="bold" style:font-name-complex="Lucida Sans" style:font-size-complex="28pt" style:font-weight-complex="normal"/>
    </style:style>
    <style:style style:name="P10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rsid="00224ea1" officeooo:paragraph-rsid="00224ea1"/>
    </style:style>
    <style:style style:name="P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1c18da" style:font-weight-asian="bold" style:font-weight-complex="bold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4475c" style:font-weight-asian="bold" style:font-weight-complex="bold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0000" loext:opacity="100%" fo:font-weight="bold" officeooo:rsid="0024475c" officeooo:paragraph-rsid="0024475c" style:font-weight-asian="bold" style:font-weight-complex="bold"/>
    </style:style>
    <style:style style:name="T1" style:family="text">
      <style:text-properties officeooo:rsid="001dbcd5"/>
    </style:style>
    <style:style style:name="T2" style:family="text">
      <style:text-properties officeooo:rsid="002071c9"/>
    </style:style>
    <style:style style:name="T3" style:family="text">
      <style:text-properties officeooo:rsid="00211828"/>
    </style:style>
    <style:style style:name="T4" style:family="text">
      <style:text-properties officeooo:rsid="0024475c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a6099" loext:opacity="100%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24475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des</text:p>
      <text:p text:style-name="Subtitle"/>
      <table:table table:name="Tabla1" table:style-name="Tabla1">
        <table:table-column table:style-name="Tabla1.A"/>
        <table:table-column table:style-name="Tabla1.B"/>
        <table:table-row table:style-name="TableLine2211835369280">
          <table:table-cell table:style-name="Tabla1.A1" office:value-type="string">
            <text:p text:style-name="P4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2">Apelidos, Nome</text:span>: <text:span text:style-name="T3">Iglesias Nieto, Rodrigo</text:span></text:p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 table:style-name="TableLine2211835370096">
          <table:table-cell table:style-name="Tabla10.A1" office:value-type="string">
            <text:p text:style-name="P4"><draw:frame draw:style-name="fr1" draw:name="gráficos9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10.B1" office:value-type="string">
            <text:p text:style-name="P6">1. Supoñamos que temos asignada a IP 162.18.0.0/16 e precisamos establecer as direccións da LAN en 6 subredes. </text:p>
            <text:p text:style-name="P6">Indica: </text:p>
            <text:p text:style-name="P6">• Como queda o prefixo de rede estendido: </text:p>
            <text:p text:style-name="P6">◦ Bits para o nº de rede: <text:s/><text:span text:style-name="T4">16</text:span></text:p>
            <text:p text:style-name="P6">◦ Bits para o nº de subrede: <text:span text:style-name="T4">3</text:span></text:p>
            <text:p text:style-name="P6">◦ Bits para o nº de equipo: <text:span text:style-name="T4">13</text:span></text:p>
            <text:p text:style-name="P6"/>
            <text:p text:style-name="P12"><text:span text:style-name="T5">- - - - - - - -.- - - - - - - -</text:span>.<text:span text:style-name="T8">- - -</text:span> - - - - -.- - - - - - - -</text:p>
            <text:p text:style-name="P6"/>
            <text:p text:style-name="P13">1111 1111.1111 1111.<text:span text:style-name="T8">111</text:span><text:span text:style-name="T9">0 0000. 0000 0000</text:span></text:p>
            <text:p text:style-name="P13"><text:span text:style-name="T9"/></text:p>
            <text:p text:style-name="P12">• A máscara de subrede que teremos que usar, en formato decimal separado por puntos: <text:span text:style-name="T10">255.255.224.0 (Máscara)</text:span></text:p>
            <text:p text:style-name="P6"/>
            <text:p text:style-name="P6">• As direccións das subredes e as direccións de broadcast: </text:p>
            <text:p text:style-name="P6">◦ Subrede 0: </text:p>
            <text:p text:style-name="P6">◦ Subrede 1: <text:s/></text:p>
            <text:p text:style-name="P6">◦ Subrede 2: </text:p>
            <text:p text:style-name="P6">◦ Subrede 3:</text:p>
            <text:p text:style-name="P6">◦ Subrede 4:</text:p>
            <text:p text:style-name="P6">◦ Subrede 5: </text:p>
            <text:p text:style-name="P6"/>
            <text:p text:style-name="P6">• Direccións IP asignadas para os equipos das subredes 2 e 5: </text:p>
            <text:p text:style-name="P6">◦ Subrede 2: </text:p>
            <text:p text:style-name="P6">◦ Subrede 5: </text:p>
          </table:table-cell>
        </table:table-row>
        <table:table-row table:style-name="TableLine2211835350512">
          <table:table-cell table:style-name="Tabla10.A2" table:number-columns-spanned="2" office:value-type="string">
            <text:p text:style-name="P5">Solución</text:p>
          </table:table-cell>
          <table:covered-table-cell/>
        </table:table-row>
        <table:table-row table:style-name="TableLine2211835351056">
          <table:table-cell table:style-name="Tabla10.A3" table:number-columns-spanned="2" office:value-type="string">
            <text:p text:style-name="P10"><text:span text:style-name="T6">10</text:span>10 0010. 0001 0010. 0000 0000. 0000 0000 --&gt; <text:span text:style-name="T4">Clase B</text:span></text:p>
          </table:table-cell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eLine2211835371184">
          <table:table-cell table:style-name="Tabla2.A1" office:value-type="string">
            <text:p text:style-name="P4"><draw:frame draw:style-name="fr1" draw:name="gráficos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7"><text:span text:style-name="T1">2</text:span>. Supoñamos que temos asignada a IP <text:span text:style-name="T1">199.215.86.0/24.</text:span></text:p>
            <text:p text:style-name="P7"/>
            <text:p text:style-name="P8">Define un prefixo de rede estendido que permita a creación de 20 equipos por cada subrede: </text:p>
            <text:p text:style-name="P8">◦ Bits para o nº de rede: <text:s/></text:p>
            <text:p text:style-name="P8">◦ Bits para o nº de subrede: <text:s/></text:p>
            <text:p text:style-name="P8">◦ Bits para o nº de equipo: <text:s/></text:p>
            <text:p text:style-name="P8"><text:soft-page-break/></text:p>
            <text:p text:style-name="P8">• Cal é o número máximo de subredes que se poden definir?</text:p>
            <text:p text:style-name="P8"/>
            <text:p text:style-name="P8">• Indica as direccións das 5 primeiras subredes en notación binaria e decimal:</text:p>
            <text:p text:style-name="P8"><text:s/></text:p>
            <text:p text:style-name="P8">◦ Subrede 0: </text:p>
            <text:p text:style-name="P8">◦ Subrede 1:</text:p>
            <text:p text:style-name="P8">◦ Subrede 2:</text:p>
            <text:p text:style-name="P8">◦ Subrede 3: </text:p>
            <text:p text:style-name="P8">◦ Subrede 4: </text:p>
            <text:p text:style-name="P8"/>
            <text:p text:style-name="P8">• Indica o rango de direccións IP dispoñibles para equipos na subrede 4: </text:p>
            <text:p text:style-name="P8"/>
            <text:p text:style-name="P8">• Indica a dirección de broadcast da subrede 1: 199.215.86.63</text:p>
            <text:p text:style-name="P7"/>
          </table:table-cell>
        </table:table-row>
        <table:table-row table:style-name="TableLine2211835371456">
          <table:table-cell table:style-name="Tabla2.A2" table:number-columns-spanned="2" office:value-type="string">
            <text:p text:style-name="P5">Solución</text:p>
          </table:table-cell>
          <table:covered-table-cell/>
        </table:table-row>
        <table:table-row table:style-name="TableLine2211835379616">
          <table:table-cell table:style-name="Tabla2.A3" table:number-columns-spanned="2" office:value-type="string">
            <text:p text:style-name="P2"/>
          </table:table-cell>
          <table:covered-table-cell/>
        </table:table-row>
      </table:table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2-06T18:08:46.387000000</dc:date>
    <meta:editing-duration>PT8H36M</meta:editing-duration>
    <meta:editing-cycles>145</meta:editing-cycles>
    <meta:generator>LibreOffice/7.1.2.2$Windows_X86_64 LibreOffice_project/8a45595d069ef5570103caea1b71cc9d82b2aae4</meta:generator>
    <meta:document-statistic meta:table-count="3" meta:image-count="3" meta:object-count="0" meta:page-count="3" meta:paragraph-count="43" meta:word-count="278" meta:character-count="1363" meta:non-whitespace-character-count="1100"/>
  </office:meta>
</office:document-meta>
</file>